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mulas again</text:h>
      <text:p text:style-name="Standard"/>
      <text:p text:style-name="Text_20_body">_fbezier</text:p>
      <text:p text:style-name="Text_20_body"><draw:frame draw:style-name="fr1" draw:name="Objekt1" text:anchor-type="as-char" svg:width="4.69cm" svg:height="1.13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6-27T08:23:45.15</meta:creation-date>
    <dc:date>2009-07-12T06:48:22.24</dc:date>
    <dc:creator>Børre Stenseth</dc:creator>
    <meta:editing-duration>PT00H02M09S</meta:editing-duration>
    <meta:editing-cycles>3</meta:editing-cycles>
    <meta:generator>OpenOffice.org/3.0$Win32 OpenOffice.org_project/300m9$Build-9358</meta:generator>
    <meta:document-statistic meta:table-count="0" meta:image-count="0" meta:object-count="1" meta:page-count="1" meta:paragraph-count="3" meta:word-count="3" meta:character-count="23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0</math:mn>
            </math:mrow>
            <math:mi>n</math:mi>
          </math:munderover>
          <math:msubsup>
            <math:mi>B</math:mi>
            <math:mi>i</math:mi>
            <math:mi>n</math:mi>
          </math:msubsup>
        </math:mrow>
      </math:mrow>
      <math:mrow>
        <math:msup>
          <math:mi>t</math:mi>
          <math:mi>i</math:mi>
        </math:msup>
        <math:msup>
          <math:mrow>
            <math:mo math:stretchy="false">(</math:mo>
            <math:mrow>
              <math:mn>1</math:mn>
              <math:mo math:stretchy="false">−</math:mo>
              <math:mi>t</math:mi>
            </math:mrow>
            <math:mo math:stretchy="false">)</math:mo>
          </math:mrow>
          <math:mrow>
            <math:mo math:stretchy="false">(</math:mo>
            <math:mrow>
              <math:mi>n</math:mi>
              <math:mo math:stretchy="false">−</math:mo>
              <math:mi>i</math:mi>
            </math:mrow>
            <math:mo math:stretchy="false">)</math:mo>
          </math:mrow>
        </math:msup>
        <math:msub>
          <math:mi>P</math:mi>
          <math:mi>i</math:mi>
        </math:msub>
      </math:mrow>
    </math:mrow>
    <math:annotation math:encoding="StarMath 5.0">B(t)=sum from{i=0} to{n}  B_{i}^{n}{t^{i}(1-t)^{(n-i)}P_{i}}  </math:annotation>
  </math:semantics>
</math:math>
</file>